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DejaVu Sans Mono" svg:font-family="'DejaVu Sans Mono'" style:font-family-generic="modern"/>
    <style:font-face style:name="WenQuanYi Micro Hei1" svg:font-family="'WenQuanYi Micro Hei'" style:font-family-generic="modern"/>
    <style:font-face style:name="Helvetica" svg:font-family="Helvetica, Arial" style:font-family-generic="swiss"/>
    <style:font-face style:name="Monospace" svg:font-family="Monospace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/>
    </style:style>
    <style:style style:name="P2" style:family="paragraph" style:parent-style-name="Standard">
      <style:paragraph-properties fo:margin-top="0.423cm" fo:margin-bottom="0cm" loext:contextual-spacing="false"/>
      <style:text-properties fo:font-size="10pt" fo:language="fr" fo:country="FR" style:font-size-asian="10pt" style:font-size-complex="10pt"/>
    </style:style>
    <style:style style:name="P3" style:family="paragraph" style:parent-style-name="Standard">
      <style:paragraph-properties fo:margin-top="0.423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.423cm" fo:margin-bottom="0cm" loext:contextual-spacing="false"/>
      <style:text-properties style:font-name="Arial" fo:font-size="10pt" fo:language="fr" fo:country="FR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top="0.423cm" fo:margin-bottom="0cm" loext:contextual-spacing="false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margin-top="0.423cm" fo:margin-bottom="0cm" loext:contextual-spacing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margin-top="0.423cm" fo:margin-bottom="0cm" loext:contextual-spacing="false" fo:break-before="page"/>
    </style:style>
    <style:style style:name="P8" style:family="paragraph" style:parent-style-name="Standard">
      <style:text-properties fo:font-variant="small-caps" style:font-name="Garamond" fo:language="fr" fo:country="FR" style:language-asian="zxx" style:country-asian="none" style:font-name-complex="Garamond"/>
    </style:style>
    <style:style style:name="P9" style:family="paragraph" style:parent-style-name="Standard">
      <style:paragraph-properties fo:text-align="end" style:justify-single-word="false"/>
      <style:text-properties style:font-name="Garamond" fo:language="fr" fo:country="FR" style:font-name-complex="Garamond"/>
    </style:style>
    <style:style style:name="P10" style:family="paragraph" style:parent-style-name="Standard">
      <style:text-properties style:font-name="Garamond" fo:font-size="48pt" fo:language="fr" fo:country="FR" style:font-size-asian="48pt" style:font-name-complex="Garamond"/>
    </style:style>
    <style:style style:name="P11" style:family="paragraph" style:parent-style-name="Standard">
      <style:paragraph-properties fo:text-align="end" style:justify-single-word="false"/>
      <style:text-properties style:font-name="Garamond" fo:font-size="48pt" fo:language="fr" fo:country="FR" style:font-size-asian="48pt" style:font-name-complex="Garamond" style:font-size-complex="28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Heading_20_1">
      <style:paragraph-properties>
        <style:tab-stops>
          <style:tab-stop style:position="0cm"/>
        </style:tab-stops>
      </style:paragraph-properties>
      <style:text-properties fo:font-variant="small-caps"/>
    </style:style>
    <style:style style:name="P14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15" style:family="paragraph" style:parent-style-name="Heading_20_1" style:master-page-name="Standard">
      <style:paragraph-properties fo:text-align="end" style:justify-single-word="false" style:page-number="auto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top="0.423cm" fo:margin-bottom="0cm" loext:contextual-spacing="false"/>
      <style:text-properties style:font-name="Arial" fo:font-size="10pt" fo:language="fr" fo:country="FR" style:font-size-asian="10pt" style:font-name-complex="Arial" style:font-size-complex="10pt"/>
    </style:style>
    <style:style style:name="P17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1.27cm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18" style:family="paragraph" style:parent-style-name="Standard" style:list-style-name="WW8Num2">
      <style:paragraph-properties fo:margin-top="0.423cm" fo:margin-bottom="0cm" loext:contextual-spacing="false" fo:text-align="justify" style:justify-single-word="false">
        <style:tab-stops>
          <style:tab-stop style:position="1.27cm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19" style:family="paragraph" style:parent-style-name="Standard" style:list-style-name="WW8Num2">
      <style:paragraph-properties fo:margin-top="0.423cm" fo:margin-bottom="0cm" loext:contextual-spacing="false" fo:text-align="justify" style:justify-single-word="false">
        <style:tab-stops>
          <style:tab-stop style:position="1.27cm"/>
        </style:tab-stops>
      </style:paragraph-properties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list-style-name="WW8Num2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21" style:family="paragraph" style:parent-style-name="Standard" style:list-style-name="WW8Num2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solid" draw:fill-color="#969696"/>
      <style:paragraph-properties style:writing-mode="lr-tb"/>
    </style:style>
    <style:style style:name="T1" style:family="text">
      <style:text-properties fo:font-variant="small-caps"/>
    </style:style>
    <style:style style:name="T2" style:family="text">
      <style:text-properties fo:font-variant="small-caps" style:font-name-asian="Garamond"/>
    </style:style>
    <style:style style:name="T3" style:family="text">
      <style:text-properties fo:font-variant="small-caps" officeooo:rsid="00063cf6" style:font-name-asian="Garamond"/>
    </style:style>
    <style:style style:name="T4" style:family="text">
      <style:text-properties fo:font-variant="small-caps" officeooo:rsid="00063cf6"/>
    </style:style>
    <style:style style:name="T5" style:family="text">
      <style:text-properties fo:font-variant="small-caps" style:use-window-font-color="true" style:font-name="Garamond" fo:font-size="26pt" fo:language="fr" fo:country="FR" officeooo:rsid="00063cf6" style:font-name-asian="Times New Roman" style:font-size-asian="26pt" style:language-asian="zxx" style:country-asian="none" style:font-name-complex="Garamond" style:font-size-complex="12pt" style:language-complex="ar" style:country-complex="SA"/>
    </style:style>
    <style:style style:name="T6" style:family="text">
      <style:text-properties style:font-name="Arial" fo:font-size="20pt" fo:language="fr" fo:country="FR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0pt" fo:language="fr" fo:country="FR" fo:font-weight="bold" style:font-name-asian="Arial" style:font-size-asian="20pt" style:font-weight-asian="bold" style:font-name-complex="Arial" style:font-size-complex="20pt"/>
    </style:style>
    <style:style style:name="T8" style:family="text">
      <style:text-properties style:font-name="Arial" fo:font-size="10pt" fo:language="fr" fo:country="FR" style:font-size-asian="10pt" style:font-name-complex="Arial" style:font-size-complex="10pt"/>
    </style:style>
    <style:style style:name="T9" style:family="text">
      <style:text-properties style:font-name="Arial" fo:font-size="10pt" fo:language="fr" fo:country="FR" style:font-name-asian="Arial" style:font-size-asian="10pt" style:font-name-complex="Arial" style:font-size-complex="10pt"/>
    </style:style>
    <style:style style:name="T10" style:family="text">
      <style:text-properties style:font-name="Arial" fo:font-size="14pt" fo:language="fr" fo:country="FR" style:font-size-asian="14pt" style:font-name-complex="Arial" style:font-size-complex="14pt"/>
    </style:style>
    <style:style style:name="T11" style:family="text">
      <style:text-properties style:font-name="Arial" fo:font-size="14pt" fo:language="fr" fo:country="FR" style:font-name-asian="Arial" style:font-size-asian="14pt" style:font-name-complex="Arial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style:font-name="Monospace" style:font-name-asian="Monospace" style:font-name-complex="Monospace"/>
    </style:style>
    <style:style style:name="T14" style:family="text">
      <style:text-properties fo:color="#000000" style:font-name="Monospace" fo:language="fr" fo:country="FR" fo:font-weight="normal" style:font-name-asian="Monospace" style:font-weight-asian="normal" style:font-name-complex="Monospace" style:font-weight-complex="normal"/>
    </style:style>
    <style:style style:name="T15" style:family="text">
      <style:text-properties officeooo:rsid="00063cf6"/>
    </style:style>
    <style:style style:name="T16" style:family="text">
      <style:text-properties fo:color="#ffffff" style:font-name="Arial Black" style:font-name-complex="Arial Black"/>
    </style:style>
    <style:style style:name="T17" style:family="text">
      <style:text-properties fo:color="#ffffff" style:font-name="Arial Black" officeooo:rsid="00063cf6" style:font-name-complex="Arial Black"/>
    </style:style>
    <style:style style:name="T18" style:family="text">
      <style:text-properties fo:color="#ffffff" style:font-name="Arial Black" fo:font-size="26pt" fo:language="fr" fo:country="FR" officeooo:rsid="00063cf6" style:font-name-asian="Times New Roman" style:font-size-asian="26pt" style:language-asian="zxx" style:country-asian="none" style:font-name-complex="Arial Black" style:font-size-complex="12pt" style:language-complex="ar" style:country-complex="SA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969696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8">LW</text:span><text:span text:style-name="T16">5</text:span><draw:custom-shape text:anchor-type="char" draw:z-index="0" draw:name="Forme1" draw:style-name="gr2" draw:text-style-name="P23" svg:width="2.858cm" svg:height="1.906cm" svg:x="13.653cm" svg:y="-0.318cm"><text:p/><draw:enhanced-geometry svg:viewBox="0 0 21600 21600" draw:type="rectangle" draw:enhanced-path="M 0 0 L 21600 0 21600 21600 0 21600 0 0 Z N"/></draw:custom-shape></text:h>
      <text:h text:style-name="P13" text:outline-level="1"/>
      <text:h text:style-name="P14" text:outline-level="1"><text:span text:style-name="T5">DA53</text:span><text:span text:style-name="T1">:</text:span><text:span text:style-name="T2"> </text:span><text:span text:style-name="T3">Compilers and </text:span><text:span text:style-name="T2">Language Theory</text:span></text:h>
      <text:p text:style-name="P8"><draw:line text:anchor-type="char" draw:z-index="1" draw:name="Forme2" draw:style-name="gr1" draw:text-style-name="P22" svg:x1="-1.905cm" svg:y1="0.136cm" svg:x2="17.78cm" svg:y2="0.136cm"><text:p/></draw:line></text:p>
      <text:p text:style-name="P9">stephane.galland@utbm.fr</text:p>
      <text:p text:style-name="P10"/>
      <text:p text:style-name="P11">Virtual Machine</text:p>
      <text:p text:style-name="P12"><text:span text:style-name="T6">00</text:span><text:span text:style-name="T7"> </text:span><text:span text:style-name="T6">|</text:span><text:span text:style-name="T7"> </text:span><text:span text:style-name="T6">Goal</text:span><text:span text:style-name="T7"> </text:span></text:p>
      <text:p text:style-name="P2"/>
      <text:p text:style-name="P1"><text:span text:style-name="T8">The</text:span><text:span text:style-name="T9"> </text:span><text:span text:style-name="T8">goal</text:span><text:span text:style-name="T9"> </text:span><text:span text:style-name="T8">of</text:span><text:span text:style-name="T9"> </text:span><text:span text:style-name="T8">this</text:span><text:span text:style-name="T9"> on-computer tutorial session </text:span><text:span text:style-name="T8">is</text:span><text:span text:style-name="T9"> </text:span><text:span text:style-name="T8">to</text:span><text:span text:style-name="T9"> </text:span><text:span text:style-name="T8">write</text:span><text:span text:style-name="T9"> </text:span><text:span text:style-name="T8">a</text:span><text:span text:style-name="T9"> small virtual machine</text:span><text:span text:style-name="T8">.</text:span></text:p>
      <text:p text:style-name="P16">The virtual machine reads a kind of byte-code (each instruction is represented by 4 values of type long).</text:p>
      <text:p text:style-name="P16">The format of the byte-code, and its parser, is provided in the skeleton.</text:p>
      <text:p text:style-name="P1"><text:span text:style-name="T8">The</text:span><text:span text:style-name="T9"> </text:span><text:span text:style-name="T8">development</text:span><text:span text:style-name="T9"> </text:span><text:span text:style-name="T8">must</text:span><text:span text:style-name="T9"> </text:span><text:span text:style-name="T8">be</text:span><text:span text:style-name="T9"> </text:span><text:span text:style-name="T8">done</text:span><text:span text:style-name="T9"> </text:span><text:span text:style-name="T8">in</text:span><text:span text:style-name="T9"> </text:span><text:span text:style-name="T8">Java.</text:span></text:p>
      <text:p text:style-name="P4">The execution is in two phases : compilation for obtaining the byte code, and execution of the byte in the virtual machine.</text:p>
      <text:p text:style-name="P4">The first phase takes as parameter the TinyBasic program and outputs the binary file that contains the byte code.</text:p>
      <text:p text:style-name="P4">The second phase takes as parameter the binary file that contains the byte-code and run the instructions from it.</text:p>
      <text:p text:style-name="P5">Compilation :</text:p>
      <text:p text:style-name="P6"><text:span text:style-name="T14">$&gt; java "fr.utbm.gi.lo46.tp5.</text:span><text:span text:style-name="T13">TinyBasicCompiler" "test6.tb" "test6.bc"</text:span></text:p>
      <text:p text:style-name="P5">Running the Virtual Machine :</text:p>
      <text:p text:style-name="P6"><text:span text:style-name="T14">$&gt; java "fr.utbm.gi.lo46.tp5.</text:span><text:span text:style-name="T13">TinyBasicVM" "test6.bc"</text:span></text:p>
      <text:p text:style-name="P4"/>
      <text:p text:style-name="P7"><text:span text:style-name="T6">01</text:span><text:span text:style-name="T7"> </text:span><text:span text:style-name="T6">|</text:span><text:span text:style-name="T7"> </text:span><text:span text:style-name="T6">Working</text:span><text:span text:style-name="T7"> </text:span><text:span text:style-name="T6">Steps</text:span></text:p>
      <text:p text:style-name="P3"><text:span text:style-name="T10">01.1</text:span><text:span text:style-name="T11"> Stack</text:span></text:p>
      <text:list xml:id="list2754598600" text:style-name="WW8Num2">
        <text:list-item>
          <text:p text:style-name="P20">The stack is a central structure in a virtual machine.</text:p>
        </text:list-item>
        <text:list-item>
          <text:p text:style-name="P20">The stack contains call contexts. The uppest call context is used to run the program prior to the lower ones.</text:p>
        </text:list-item>
        <text:list-item>
          <text:p text:style-name="P20">Each call context contains :</text:p>
          <text:list>
            <text:list-item>
              <text:p text:style-name="P18">A mapping table from local-variable addresses (the keys) to the values.</text:p>
            </text:list-item>
            <text:list-item>
              <text:p text:style-name="P18">The list of the formal parameters that are passed when the call context is created (usually, they are the values passed as parameter of a function)</text:p>
            </text:list-item>
            <text:list-item>
              <text:p text:style-name="P18">The address of the variable that contains the value, which should be returned when the call context is popped from the stack.</text:p>
            </text:list-item>
            <text:list-item>
              <text:p text:style-name="P18">The ordinal counter : the address of the next instruction to run.</text:p>
            </text:list-item>
            <text:list-item>
              <text:p text:style-name="P18">A pointer to the parent context.</text:p>
            </text:list-item>
          </text:list>
        </text:list-item>
        <text:list-item>
          <text:p text:style-name="P18">Because the TinyBasic contains only global variables, only the lowest call context in the stask may contain a mapping table of local variables that is not empty.</text:p>
        </text:list-item>
        <text:list-item>
          <text:p text:style-name="P18">Note that all the values are Number, because they are numerical constants or addresses. The string literals are represented by the address of the string in the memory.</text:p>
        </text:list-item>
        <text:list-item>
          <text:p text:style-name="P21">Write the Java class named StackContext.</text:p>
        </text:list-item>
        <text:list-item>
          <text:p text:style-name="P20">Add the following functions :</text:p>
          <text:list>
            <text:list-item>
              <text:p text:style-name="P18"><text:span text:style-name="T12">void setValueAt(int address, Number value)</text:span> where address is the address of the variable in the stack and value is the value of the variable. This function puts the value of a variable in the stack. The address is positive or null and is the index of the variable in the mapping table.</text:p>
            </text:list-item>
            <text:list-item>
              <text:p text:style-name="P18"><text:span text:style-name="T12">Number getValueAt(int address)</text:span> replies the value at the specified address.</text:p>
            </text:list-item>
            <text:list-item>
              <text:p text:style-name="P18">The getters and the setters for the other attributes of StackContext.</text:p>
            </text:list-item>
          </text:list>
        </text:list-item>
      </text:list>
      <text:p text:style-name="P3"><text:span text:style-name="T10">01.2</text:span><text:span text:style-name="T11"> Heap Manager</text:span></text:p>
      <text:list xml:id="list90746686567358" text:continue-numbering="true" text:style-name="WW8Num2">
        <text:list-item>
          <text:p text:style-name="P20">The HeapManager is in charge of managing all the values that are dynamically created in the memory, named the heap, the part of the memory dedicated to the dynamic allocations.</text:p>
        </text:list-item>
        <text:list-item>
          <text:p text:style-name="P20">The heap is divided into regions, each of them have an address. The regions cannot overlap in the heap.</text:p>
        </text:list-item>
        <text:list-item>
          <text:p text:style-name="P20">Each region may contains one or more memory units.</text:p>
        </text:list-item>
        <text:list-item>
          <text:p text:style-name="P20">A memory unit always contains one of :</text:p>
          <text:list>
            <text:list-item>
              <text:p text:style-name="P18">a long integer value, or</text:p>
            </text:list-item>
            <text:list-item>
              <text:p text:style-name="P18">a floating-point value, or</text:p>
            </text:list-item>
            <text:list-item>
              <text:p text:style-name="P18"><text:soft-page-break/>an address, or</text:p>
            </text:list-item>
            <text:list-item>
              <text:p text:style-name="P18">a string.</text:p>
            </text:list-item>
          </text:list>
        </text:list-item>
        <text:list-item>
          <text:p text:style-name="P21">Write the class MemoryUnit with the functions :</text:p>
          <text:list>
            <text:list-item>
              <text:p text:style-name="P18">Object getValue()</text:p>
            </text:list-item>
            <text:list-item>
              <text:p text:style-name="P18">void setValue(Object value)</text:p>
            </text:list-item>
            <text:list-item>
              <text:p text:style-name="P18">int size() : replies the number of bytes of the stored data.</text:p>
            </text:list-item>
            <text:list-item>
              <text:p text:style-name="P18">Class&lt;?&gt; type() : replies the type of the data inside the memory unit.</text:p>
            </text:list-item>
          </text:list>
        </text:list-item>
        <text:list-item>
          <text:p text:style-name="P19">Write the class HeapRegion with the functions :</text:p>
          <text:list>
            <text:list-item>
              <text:p text:style-name="P18">Object getValue() : replies the first value in the region</text:p>
            </text:list-item>
            <text:list-item>
              <text:p text:style-name="P18">Object getValueAt(int index) : replies the value at the specified index in the region</text:p>
            </text:list-item>
            <text:list-item>
              <text:p text:style-name="P18">void setValueAt(int index, Object value)</text:p>
            </text:list-item>
            <text:list-item>
              <text:p text:style-name="P18">Class&lt;?&gt; typeOf(int index) : replies the type of the memory unit at the specified index.</text:p>
            </text:list-item>
            <text:list-item>
              <text:p text:style-name="P18">int size() : replies the number of memory units in the region.</text:p>
            </text:list-item>
            <text:list-item>
              <text:p text:style-name="P18">long address() : replies the address of the region, ie. the address of the first value in the region.</text:p>
            </text:list-item>
          </text:list>
        </text:list-item>
        <text:list-item>
          <text:p text:style-name="P19">Write the class HeapManager with the functions :</text:p>
          <text:list>
            <text:list-item>
              <text:p text:style-name="P18">HeapRegion getRegion(long address) : replies the region with the specified address.</text:p>
            </text:list-item>
            <text:list-item>
              <text:p text:style-name="P18">HeapRegion newRegion() : create a new region in the heap.</text:p>
            </text:list-item>
            <text:list-item>
              <text:p text:style-name="P18">void reset() : clear the heap.</text:p>
            </text:list-item>
          </text:list>
        </text:list-item>
      </text:list>
      <text:p text:style-name="P17"/>
      <text:p text:style-name="P3"><text:span text:style-name="T10">01.3</text:span><text:span text:style-name="T11"> Virtual Machine</text:span></text:p>
      <text:list xml:id="list90746779378615" text:continue-numbering="true" text:style-name="WW8Num2">
        <text:list-item>
          <text:p text:style-name="P18">Update the class TinyVirtualMachine according to the previous exercic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DejaVu Sans Mono" svg:font-family="'DejaVu Sans Mono'" style:font-family-generic="modern"/>
    <style:font-face style:name="WenQuanYi Micro Hei1" svg:font-family="'WenQuanYi Micro Hei'" style:font-family-generic="modern"/>
    <style:font-face style:name="Helvetica" svg:font-family="Helvetica, Arial" style:font-family-generic="swiss"/>
    <style:font-face style:name="Monospace" svg:font-family="Monospace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, Arial" style:font-family-generic="swiss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style:font-name="Garamond" fo:font-family="Garamond" style:font-family-generic="roman" style:font-pitch="variable" fo:font-size="26pt" fo:language="fr" fo:country="FR" style:font-size-asian="26pt" style:font-name-complex="Garamond" style:font-family-complex="Garamond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end" style:justify-single-word="false" fo:text-indent="0cm" style:auto-text-indent="false" fo:keep-with-next="always"/>
      <style:text-properties style:font-name="Garamond" fo:font-family="Garamond" style:font-family-generic="roman" style:font-pitch="variable" fo:font-size="48pt" fo:language="fr" fo:country="FR" style:font-size-asian="48pt" style:font-name-complex="Garamond" style:font-family-complex="Garamond" style:font-family-generic-complex="roman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494cm" fo:margin-bottom="0.494cm" loext:contextual-spacing="false" fo:text-indent="0cm" style:auto-text-indent="false"/>
      <style:text-properties style:font-name="Arial Unicode MS" fo:font-family="'Arial Unicode MS'" style:font-family-generic="swiss" style:font-pitch="variable" fo:font-size="13.5pt" fo:language="fr" fo:country="FR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"/>
    </style:style>
    <style:style style:name="body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athannotation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bodycaption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rocheading" style:family="paragraph" style:parent-style-name="Standard">
      <style:paragraph-properties fo:margin-top="0.494cm" fo:margin-bottom="0.494cm" loext:contextual-spacing="false"/>
      <style:text-properties fo:language="fr" fo:country="F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WenQuanYi Micro Hei1" style:font-family-asian="'WenQuanYi Micro Hei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0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3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5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3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5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6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8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6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7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0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2z0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bold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VI50 </dc:title>
    <meta:initial-creator> GI</meta:initial-creator>
    <meta:creation-date>2007-12-03T11:14:00</meta:creation-date>
    <dc:date>2021-09-17T09:07:46.427947320</dc:date>
    <meta:print-date>2007-11-05T08:39:00</meta:print-date>
    <meta:editing-cycles>22</meta:editing-cycles>
    <meta:editing-duration>PT3H40M53S</meta:editing-duration>
    <meta:generator>LibreOffice/6.4.7.2$Linux_X86_64 LibreOffice_project/40$Build-2</meta:generator>
    <meta:document-statistic meta:table-count="0" meta:image-count="0" meta:object-count="0" meta:page-count="4" meta:paragraph-count="60" meta:word-count="688" meta:character-count="3887" meta:non-whitespace-character-count="3298"/>
    <meta:user-defined meta:name="Info 1"/>
    <meta:user-defined meta:name="Info 2"/>
    <meta:user-defined meta:name="Info 3"/>
    <meta:user-defined meta:name="Info 4"/>
  </office:meta>
</office:document-meta>
</file>